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roxima Nova" svg:font-family="'Proxima Nova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4pt" style:font-size-asian="14pt" style:font-size-complex="14pt"/>
    </style:style>
    <style:style style:name="P2" style:family="paragraph" style:parent-style-name="Preformatted_20_Text">
      <style:text-properties style:font-name="Arial" fo:font-size="14pt" style:text-underline-style="solid" style:text-underline-width="auto" style:text-underline-color="font-color" fo:font-weight="bold" officeooo:rsid="002405cd" officeooo:paragraph-rsid="002405c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Arial" fo:font-size="14pt" officeooo:paragraph-rsid="001f0887" style:font-name-asian="NSimSun1" style:font-size-asian="14pt" style:font-name-complex="Liberation Mono" style:font-size-complex="14pt"/>
    </style:style>
    <style:style style:name="P4" style:family="paragraph" style:parent-style-name="Preformatted_20_Text">
      <style:text-properties officeooo:paragraph-rsid="001f0887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/>
      <style:text-properties officeooo:paragraph-rsid="001f0887"/>
    </style:style>
    <style:style style:name="P6" style:family="paragraph" style:parent-style-name="Standard">
      <style:paragraph-properties fo:text-align="start" style:justify-single-word="false" fo:padding="0cm" fo:border="none"/>
      <style:text-properties officeooo:paragraph-rsid="001fe848"/>
    </style:style>
    <style:style style:name="P7" style:family="paragraph" style:parent-style-name="Preformatted_20_Text">
      <style:paragraph-properties fo:text-align="center" style:justify-single-word="false"/>
      <style:text-properties style:font-name="Arial" fo:font-size="18pt" fo:font-weight="bold" officeooo:rsid="001fe848" officeooo:paragraph-rsid="001fe848" style:font-size-asian="18pt" style:font-weight-asian="bold" style:font-size-complex="18pt" style:font-weight-complex="bold"/>
    </style:style>
    <style:style style:name="P8" style:family="paragraph" style:parent-style-name="Preformatted_20_Text">
      <style:text-properties style:font-name="Arial" fo:font-size="14pt" style:font-size-asian="14pt" style:font-size-complex="14pt"/>
    </style:style>
    <style:style style:name="P9" style:family="paragraph" style:parent-style-name="Preformatted_20_Text">
      <style:text-properties style:font-name="Arial" fo:font-size="14pt" officeooo:rsid="000247ff" officeooo:paragraph-rsid="000247ff" style:font-size-asian="14pt" style:font-size-complex="14pt"/>
    </style:style>
    <style:style style:name="P10" style:family="paragraph" style:parent-style-name="Preformatted_20_Text" style:list-style-name="L1">
      <style:text-properties style:font-name="Arial" fo:font-size="14pt" officeooo:rsid="000247ff" officeooo:paragraph-rsid="000247ff" style:font-size-asian="14pt" style:font-size-complex="14pt"/>
    </style:style>
    <style:style style:name="P11" style:family="paragraph" style:parent-style-name="Preformatted_20_Text">
      <style:text-properties style:font-name="Arial" fo:font-size="14pt" officeooo:rsid="000247ff" officeooo:paragraph-rsid="0002a015" style:font-size-asian="14pt" style:font-size-complex="14pt"/>
    </style:style>
    <style:style style:name="P12" style:family="paragraph" style:parent-style-name="Preformatted_20_Text">
      <style:text-properties style:font-name="Arial" fo:font-size="14pt" officeooo:rsid="0002a015" officeooo:paragraph-rsid="0002a015" style:font-size-asian="14pt" style:font-size-complex="14pt"/>
    </style:style>
    <style:style style:name="P13" style:family="paragraph" style:parent-style-name="Preformatted_20_Text">
      <style:text-properties style:font-name="Arial" fo:font-size="14pt" officeooo:rsid="0002a015" officeooo:paragraph-rsid="00044938" style:font-size-asian="14pt" style:font-size-complex="14pt"/>
    </style:style>
    <style:style style:name="P14" style:family="paragraph" style:parent-style-name="Preformatted_20_Text">
      <style:text-properties style:font-name="Arial" fo:font-size="14pt" officeooo:paragraph-rsid="0002a015" style:font-size-asian="14pt" style:font-size-complex="14pt"/>
    </style:style>
    <style:style style:name="P15" style:family="paragraph" style:parent-style-name="Preformatted_20_Text">
      <style:text-properties style:font-name="Arial" fo:font-size="14pt" officeooo:paragraph-rsid="00044938" style:font-size-asian="14pt" style:font-size-complex="14pt"/>
    </style:style>
    <style:style style:name="P16" style:family="paragraph" style:parent-style-name="Preformatted_20_Text" style:list-style-name="L2">
      <style:text-properties style:font-name="Arial" fo:font-size="14pt" officeooo:rsid="00044938" officeooo:paragraph-rsid="00044938" style:font-size-asian="14pt" style:font-size-complex="14pt"/>
    </style:style>
    <style:style style:name="P17" style:family="paragraph" style:parent-style-name="Preformatted_20_Text" style:list-style-name="L2">
      <style:text-properties style:font-name="Arial" fo:font-size="14pt" officeooo:rsid="0005b3e3" officeooo:paragraph-rsid="0005b3e3" style:font-size-asian="14pt" style:font-size-complex="14pt"/>
    </style:style>
    <style:style style:name="P18" style:family="paragraph" style:parent-style-name="Preformatted_20_Text">
      <style:text-properties style:font-name="Arial" fo:font-size="14pt" style:text-underline-style="solid" style:text-underline-width="auto" style:text-underline-color="font-color" fo:font-weight="bold" officeooo:rsid="002405cd" officeooo:paragraph-rsid="000247ff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style:font-name="Arial" fo:font-size="14pt" style:text-underline-style="solid" style:text-underline-width="auto" style:text-underline-color="font-color" fo:font-weight="bold" officeooo:rsid="002405cd" officeooo:paragraph-rsid="0002a015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Arial" fo:font-size="14pt" officeooo:paragraph-rsid="00044938" style:font-name-asian="NSimSun1" style:font-size-asian="14pt" style:font-name-complex="Liberation Mono" style:font-size-complex="14pt"/>
    </style:style>
    <style:style style:name="P21" style:family="paragraph" style:parent-style-name="Standard">
      <style:text-properties officeooo:paragraph-rsid="00206337"/>
    </style:style>
    <style:style style:name="P22" style:family="paragraph" style:parent-style-name="Standard">
      <style:paragraph-properties fo:text-align="center" style:justify-single-word="false"/>
      <style:text-properties officeooo:paragraph-rsid="00206337"/>
    </style:style>
    <style:style style:name="T1" style:family="text">
      <style:text-properties style:font-name="Arial" fo:font-size="14pt" officeooo:rsid="00206337" style:font-name-asian="NSimSun1" style:font-size-asian="14pt" style:font-name-complex="Liberation Mono" style:font-size-complex="14pt"/>
    </style:style>
    <style:style style:name="T2" style:family="text">
      <style:text-properties style:font-name="Arial" fo:font-size="14pt" officeooo:rsid="001fe848" style:font-name-asian="NSimSun1" style:font-size-asian="14pt" style:font-name-complex="Liberation Mono" style:font-size-complex="14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officeooo:rsid="001f0887" style:font-size-asian="14pt" style:font-size-complex="14pt"/>
    </style:style>
    <style:style style:name="T5" style:family="text">
      <style:text-properties style:font-name="Arial" fo:font-size="14pt" style:font-name-asian="Proxima Nova1" style:font-size-asian="14pt" style:font-name-complex="Proxima Nova1" style:font-size-complex="14pt"/>
    </style:style>
    <style:style style:name="T6" style:family="text">
      <style:text-properties style:font-name="Arial" fo:font-size="14pt" officeooo:rsid="001f0887" style:font-name-asian="Proxima Nova1" style:font-size-asian="14pt" style:font-name-complex="Proxima Nova1" style:font-size-complex="14pt"/>
    </style:style>
    <style:style style:name="T7" style:family="text">
      <style:text-properties style:font-name="Arial" fo:font-size="14pt" officeooo:rsid="00016141" style:font-name-asian="Proxima Nova1" style:font-size-asian="14pt" style:font-name-complex="Proxima Nova1" style:font-size-complex="14pt"/>
    </style:style>
    <style:style style:name="T8" style:family="text">
      <style:text-properties officeooo:rsid="00206337"/>
    </style:style>
    <style:style style:name="T9" style:family="text">
      <style:text-properties officeooo:rsid="001df192"/>
    </style:style>
    <style:style style:name="T10" style:family="text">
      <style:text-properties officeooo:rsid="001f0887"/>
    </style:style>
    <style:style style:name="T11" style:family="text">
      <style:text-properties fo:color="#1155cc" style:font-name="Arial" fo:font-size="14pt" style:text-underline-style="solid" style:text-underline-width="auto" style:text-underline-color="font-color" style:font-name-asian="Proxima Nova1" style:font-size-asian="14pt" style:font-name-complex="Proxima Nova1" style:font-size-complex="14pt"/>
    </style:style>
    <style:style style:name="T12" style:family="text">
      <style:text-properties officeooo:rsid="000247ff"/>
    </style:style>
    <style:style style:name="T13" style:family="text">
      <style:text-properties officeooo:rsid="0002a015"/>
    </style:style>
    <style:style style:name="T14" style:family="text">
      <style:text-properties officeooo:rsid="00044938"/>
    </style:style>
    <style:style style:name="T15" style:family="text">
      <style:text-properties style:text-underline-style="solid" style:text-underline-width="auto" style:text-underline-color="font-color" fo:font-weight="bold" officeooo:rsid="000247f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44938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DÉMARCHE DE CRÉATION</text:span></text:p>
      <text:p text:style-name="P1"/>
      <text:p text:style-name="P2">Présentation</text:p>
      <text:p text:style-name="P1"/>
      <text:p text:style-name="P1">L'objectif de ce projet est de r<text:span text:style-name="T9">é</text:span>cup<text:span text:style-name="T9">é</text:span>rer des donn<text:span text:style-name="T9">é</text:span>es mises <text:span text:style-name="T9">à</text:span> disposition par l'API <text:a xlink:type="simple" xlink:href="https://fr.openfoodfacts.org/" text:style-name="Internet_20_link" text:visited-style-name="Visited_20_Internet_20_Link">OpenFoodFacts</text:a> afin de d<text:span text:style-name="T9">é</text:span>velopper une solution web fullstack <text:span text:style-name="T10">avec le framework backend Django</text:span>.</text:p>
      <text:p text:style-name="P1"/>
      <text:p text:style-name="P1">Le client est PurBeurre comme au projet 5.</text:p>
      <text:p text:style-name="P1"/>
      <text:p text:style-name="P18">Pré<text:span text:style-name="T12">para</text:span>tion</text:p>
      <text:p text:style-name="P1"/>
      <text:p text:style-name="P9">Avant de commencer j’ai pris connaissance des consignes via :</text:p>
      <text:list xml:id="list2652265249" text:style-name="L1">
        <text:list-item>
          <text:p text:style-name="P10">la description du projet par Openclassrooms</text:p>
        </text:list-item>
        <text:list-item>
          <text:p text:style-name="P10">la lecture du cahier des charges</text:p>
        </text:list-item>
        <text:list-item>
          <text:p text:style-name="P10">des questions à mon mentor pour bien m’assurer d’avoir compris ce qui était attendu</text:p>
        </text:list-item>
        <text:list-item>
          <text:p text:style-name="P10">une relecture du cahier des charges et des documents annexes</text:p>
        </text:list-item>
      </text:list>
      <text:p text:style-name="P9"/>
      <text:p text:style-name="P9">J’ai ensuite créé le trello, téléchargé les images et polices de caractères.</text:p>
      <text:p text:style-name="P9">J’ai après cela suivi un tutoriel et lu le début de la documentation officielle de Django.</text:p>
      <text:p text:style-name="P9"/>
      <text:p text:style-name="P18"><text:span text:style-name="T12">Structuration</text:span></text:p>
      <text:p text:style-name="P1"/>
      <text:p text:style-name="P9">J’ai créé le projet dans un environnement virtuel <text:span text:style-name="T13">avec une application pour la ‘navigation’ et une application pour gestion des propriétés de l’utilisateur</text:span>, installé Postgresql et configuré l’accès à la base de données dans Django. J’ai ensuite importé dans Postgresql ma base de données de P5. Je n’ai gardé que 3 tables puisque Django gère les utilisateurs.</text:p>
      <text:p text:style-name="P9"/>
      <text:p text:style-name="P9">L’étape suivante a été de remplir la base de données. J’ai donc utilisé deux scripts (un script de requêtage de l’API OpenFoodFacts et un script d’insertion) pour la remplir.</text:p>
      <text:p text:style-name="P9"/>
      <text:p text:style-name="P18"><text:span text:style-name="T12">Mise en page</text:span></text:p>
      <text:p text:style-name="P18"/>
      <text:p text:style-name="P11">J’a<text:span text:style-name="T13">i créé les urls, les vues et les templates Django de chaque page en incluant les images via le langage de template. </text:span></text:p>
      <text:p text:style-name="P12">Une fois qu’une vue retournait une page il a été possible de tester la réponse HTTP.</text:p>
      <text:p text:style-name="P12"><text:soft-page-break/></text:p>
      <text:p text:style-name="P12"/>
      <text:p text:style-name="P12">J’ai ensuite ajouté les formulaire HTML autour des balises d’input.</text:p>
      <text:p text:style-name="P12"/>
      <text:p text:style-name="P19"><text:span text:style-name="T12">Exploitation de la base de données</text:span></text:p>
      <text:p text:style-name="P14"/>
      <text:p text:style-name="P13">J’ai créé mes classes de formulaire, enrichi mes urls et mes vues en fonction des besoin en faisant appel aux méthodes statiques d’une classe manipulation des données.<text:line-break/>Le fait de retourner un contexte aux templates a permis de rendre le site interactif.<text:line-break/>Pour tout ce qui concerne le comportement de l’utilisateur <text:span text:style-name="T14">(connexion, déconnexion, inscription, like, unlike)</text:span> j’ai <text:span text:style-name="T14">utilisé la base de données du système d’administration de Django.</text:span></text:p>
      <text:p text:style-name="P13"/>
      <text:p text:style-name="P13"><text:span text:style-name="T16">Tests</text:span><text:span text:style-name="T15"> </text:span><text:s text:c="2"/></text:p>
      <text:p text:style-name="P1"/>
      <text:p text:style-name="P13">J’ai <text:span text:style-name="T14">complété mes tests avec Selenium, Coverage (81 %) et Flake8. </text:span></text:p>
      <text:p text:style-name="P13"/>
      <text:p text:style-name="P13"><text:span text:style-name="T16">Déploiement</text:span><text:span text:style-name="T15"> </text:span><text:s text:c="2"/></text:p>
      <text:p text:style-name="P15"/>
      <text:p text:style-name="P13">J’a<text:span text:style-name="T14">vais créé un compte Heroku au P7 et le déploiement a été plus facile. Je me suis appuyé sur le cours d’introduction à Django <text:s/>d’Openclassrooms ainsi que sur la documentation d’Heroku.</text:span></text:p>
      <text:p text:style-name="P13"/>
      <text:p text:style-name="P13"><text:span text:style-name="T14">J’ai corrigé les erreurs dues aux chemins manquants vers les fichiers statiques et lancé les tests Selenium. <text:s/></text:span></text:p>
      <text:p text:style-name="P13"/>
      <text:p text:style-name="P13"><text:span text:style-name="T16">Difficultés rencontrées</text:span> <text:s/></text:p>
      <text:p text:style-name="P15"/>
      <text:list xml:id="list2593352297" text:style-name="L2">
        <text:list-item>
          <text:p text:style-name="P16">Se familiariser avec Django</text:p>
        </text:list-item>
        <text:list-item>
          <text:p text:style-name="P16">Les forms à la place d’ Ajax</text:p>
        </text:list-item>
        <text:list-item>
          <text:p text:style-name="P16">La nécessité d’adapter certains tests (pas d’objet request parfois)</text:p>
        </text:list-item>
        <text:list-item>
          <text:p text:style-name="P16">La compréhension du langage de templates</text:p>
        </text:list-item>
        <text:list-item>
          <text:p text:style-name="P17">La configuration de settings.py</text:p>
        </text:list-item>
      </text:list>
      <text:p text:style-name="P20"/>
      <text:p text:style-name="P6"><text:span text:style-name="T2">Le projet </text:span><text:span text:style-name="T1">est suivi sur </text:span><text:a xlink:type="simple" xlink:href="https://trello.com/b/xcXGTuHb/nutella" text:style-name="Internet_20_link" text:visited-style-name="Visited_20_Internet_20_Link"><text:span text:style-name="T1">Trello</text:span></text:a><text:span text:style-name="T1"> et le produit final est accessible à l’adresse <text:line-break/></text:span><text:a xlink:type="simple" xlink:href="https://beurrepur.herokuapp.com/" text:style-name="Internet_20_link" text:visited-style-name="Visited_20_Internet_20_Link"><text:span text:style-name="T1">https://beurrepur.herokuapp.com/</text:span></text:a><text:span text:style-name="T1"> </text:span></text:p>
      <text:p text:style-name="P3"/>
      <text:p text:style-name="P22"><text:span text:style-name="T1">Lien Github : </text:span><text:a xlink:type="simple" xlink:href="https://github.com/nojoven/Projet8" text:style-name="Internet_20_link" text:visited-style-name="Visited_20_Internet_20_Link"><text:span text:style-name="T1">https://github.com/nojoven/Projet8</text:span></text:a><text:span text:style-name="T1"> </text:span></text:p>
      <text:p text:style-name="P21"><text:span text:style-name="T1"/></text:p>
      <text:p text:style-name="P2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roxima Nova" svg:font-family="'Proxima Nova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1155cc" style:font-name="Proxima Nova" fo:font-family="'Proxima Nova'" style:font-family-generic="roman" style:font-pitch="variable" fo:font-size="12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2pt" style:font-name-complex="Proxima Nova1" style:font-family-complex="'Proxima Nova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5-24T13:40:06.002000000</dc:date>
    <meta:editing-duration>PT2M59S</meta:editing-duration>
    <meta:editing-cycles>2</meta:editing-cycles>
    <meta:document-statistic meta:table-count="0" meta:image-count="0" meta:object-count="0" meta:page-count="2" meta:paragraph-count="34" meta:word-count="446" meta:character-count="2784" meta:non-whitespace-character-count="2365"/>
  </office:meta>
</office:document-meta>
</file>